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2" table:default-cell-style-name="ce17"/>
        <table:table-column table:style-name="co2" table:default-cell-style-name="ce13"/>
        <table:table-column table:style-name="co2" table:default-cell-style-name="ce20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7" office:value-type="string" calcext:value-type="string">
            <text:p>upper</text:p>
          </table:table-cell>
          <table:table-cell table:style-name="ce11" office:value-type="string" calcext:value-type="string">
            <text:p>lower</text:p>
          </table:table-cell>
          <table:table-cell table:style-name="ce21" office:value-type="string" calcext:value-type="string">
            <text:p>core</text:p>
          </table:table-cell>
          <table:table-cell table:style-name="ce11" office:value-type="string" calcext:value-type="string">
            <text:p>strength</text:p>
          </table:table-cell>
          <table:table-cell table:style-name="ce11" office:value-type="string" calcext:value-type="string">
            <text:p>cardio</text:p>
          </table:table-cell>
          <table:table-cell table:style-name="ce24" office:value-type="string" calcext:value-type="string">
            <text:p>mobility</text:p>
          </table:table-cell>
          <table:table-cell table:style-name="ce25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0.476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gold the limbs back 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 position; lift the opposite hand and foot and touch your toes; go back to starting position and repeat with the other hand and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up and land in a deep lunge position; jump again and switch sid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 to the floor; return to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get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move your right knee and your left elbow together; jump in the dynamic of this moveme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a weight with both hands; raise the weight slowly upright; lower it slowly back again; chose the lower reversal point something away from the body to keep up the pressure from the weigh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go into front support; raise one arm and rotate your upper body until you can touch the floor with your raised hand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start on all fours with knees rais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raise your upper body,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stand upright again; go into a squat position while holding the arms up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and push them above your head; pause there, then return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 a squat while swinging a weight under you; get up again with momentum and hip thrust forward; swing the weight over the head; pause there shortly and swing back while squatting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 and support yourself on the elbow; raise the upper leg, then lower i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closed to 90°, then lower them again; try to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ste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everything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deep lunge with the right foot in front; put your right hand next to the right foot; swing the other hand from back like a pendulum to the front; at the reversal points the thumbs show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on all fours with knees raised; run standing while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deep squat while holding the other leg; get back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onto your knees; get momentum, jump up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upper body while bending your arms; keep your body straight and the elbows close to the body; push yourself up again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loosen a hand and touch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tance; lunge deep with the right leg and rotate your upper body left; move your left arm up and follow it with your view; rotate back and get up; repeat on the other side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1" office:value-type="string" calcext:value-type="string">
            <text:p>stand upright; do a back lunge with cross over; lift your upper hands straight above and rotate your upper body into the other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up and pull up your knees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can show up and the other one can touch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then push your upper body down and back and your bottom up into a convex hold</text:p>
          </table:table-cell>
          <table:table-cell table:number-columns-repeated="46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1:Sheet1.H10485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N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10:31:58.188278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3-23T21:54:25.389877705</dc:date>
    <meta:editing-duration>P26DT22H43M9S</meta:editing-duration>
    <meta:editing-cycles>175</meta:editing-cycles>
    <meta:document-statistic meta:table-count="1" meta:cell-count="718" meta:object-count="0"/>
  </office:meta>
</office:document-meta>
</file>